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1">
      <style:paragraph-properties fo:margin-top="0.1665in" fo:margin-bottom="0.0835in" fo:text-align="justify" style:justify-single-word="false" fo:keep-with-next="always"/>
    </style:style>
    <style:style style:name="P5" style:family="paragraph" style:parent-style-name="Text_20_body" style:list-style-name="L1">
      <style:paragraph-properties fo:margin-top="0.1665in" fo:margin-bottom="0.0835in"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P8" style:family="paragraph" style:parent-style-name="Heading_20_3">
      <style:paragraph-properties fo:margin-top="0.1665in" fo:margin-bottom="0.0835in" fo:text-align="justify" style:justify-single-word="false" fo:keep-with-next="always"/>
      <style:text-properties style:font-name="Nimbus Sans L" style:font-name-asian="DejaVu Sans" style:font-name-complex="DejaVu Sans"/>
    </style:style>
    <style:style style:name="P9" style:family="paragraph" style:parent-style-name="Heading_20_3">
      <style:paragraph-properties fo:margin-top="0.1665in" fo:margin-bottom="0.0835in"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style:font-name-asian="DejaVu Sans" style:font-name-complex="DejaVu Sans"/>
    </style:style>
    <style:style style:name="T3" style:family="text">
      <style:text-properties style:font-name="Nimbus Roman No9 L" fo:font-size="12pt" fo:font-style="normal" style:font-name-asian="DejaVu Sans" style:font-size-asian="12pt" style:font-style-asian="normal" style:font-name-complex="DejaVu Sans" style:font-size-complex="12pt" style:font-style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# : 34 – Change of the main header file of call_scilab</text:h>
      <text:p text:style-name="P2"/>
      <text:p text:style-name="P1"/>
      <text:p text:style-name="P1">Version: 1</text:p>
      <text:p text:style-name="P1">Author: Sylvestre Ledru</text:p>
      <text:p text:style-name="P1">Review: </text:p>
      <text:p text:style-name="P1">Commented: </text:p>
      <text:p text:style-name="P1">State: </text:p>
      <text:p text:style-name="P1">Scilab-Version: 5.2</text:p>
      <text:p text:style-name="P1">Vote:</text:p>
      <text:p text:style-name="P1">Created: September 18, 2009</text:p>
      <text:p text:style-name="P2"/>
      <text:p text:style-name="P1"/>
      <text:h text:style-name="P7" text:outline-level="3">Abstract</text:h>
      <text:p text:style-name="P1">A new API in Scilab has been introduced called. This API handles all Scilab datatypes with named and unnamed variables. This also impacts the module CallScilab. </text:p>
      <text:p text:style-name="P1">For now, the name of the main header is called CallScilab.h. As a matter of consistency, this SEP purposes to rename of the header to call_scilab.h</text:p>
      <text:h text:style-name="P7" text:outline-level="3">Rationale</text:h>
      <text:p text:style-name="P3">The reason is pretty straightforward. It is important to simplify and to improve the consistency of Scilab. </text:p>
      <text:h text:style-name="P8" text:outline-level="3">Proposal</text:h>
      <text:list xml:id="list5320833515806006686" text:style-name="L1">
        <text:list-item>
          <text:p text:style-name="P4"><text:span text:style-name="Teletype"><text:span text:style-name="T3">The renaming of CallScilab.h to call_scilab.h</text:span></text:span></text:p>
        </text:list-item>
        <text:list-item>
          <text:p text:style-name="P5"><text:span text:style-name="Teletype"><text:span text:style-name="T3">CallScilab.h introduces a pragma to trigger a warning saying that this header will disappear </text:span></text:span></text:p>
        </text:list-item>
      </text:list>
      <text:h text:style-name="P9" text:outline-level="3"><text:span text:style-name="Teletype"><text:span text:style-name="T2">Changelog</text:span></text:span></text:h>
      <text:p text:style-name="P3"><text:tab/><text:span text:style-name="T1">1.0 – Initial version </text:span></text:p>
      <text:h text:style-name="P7" text:outline-level="3">Copyright</text:h>
      <text:p text:style-name="Standard"><text:tab/>Sylvestre Ledru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30:57</dc:date>
    <meta:editing-cycles>50</meta:editing-cycles>
    <meta:editing-duration>P1DT2H5M58S</meta:editing-duration>
    <meta:document-statistic meta:table-count="0" meta:image-count="0" meta:object-count="0" meta:page-count="1" meta:paragraph-count="21" meta:word-count="130" meta:character-count="808"/>
    <dc:creator>Eric Gallager</dc:creator>
    <meta:user-defined meta:name="Info 1"/>
    <meta:user-defined meta:name="Info 2"/>
    <meta:user-defined meta:name="Info 3"/>
    <meta:user-defined meta:name="Info 4"/>
  </office:meta>
</office:document-meta>
</file>